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76cm" svg:stroke-color="#ff0000" draw:marker-start-width="0.102cm" draw:marker-end-width="0.102cm" draw:fill="none" draw:fill-color="#ff0000" draw:textarea-horizontal-align="justify" draw:textarea-vertical-align="top" draw:auto-grow-height="true" fo:min-height="1.017cm" fo:min-width="0.645cm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width="0.076cm" svg:stroke-color="#ff0000" draw:marker-start-width="0.102cm" draw:marker-end-width="0.102cm" draw:fill="none" draw:fill-color="#bbe0e3" draw:textarea-horizontal-align="justify" draw:textarea-vertical-align="top" draw:auto-grow-height="true" fo:min-height="1.017cm" fo:min-width="0.603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76cm" svg:stroke-color="#0000ff" draw:marker-start-width="0.102cm" draw:marker-end-width="0.102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4" style:family="graphic" style:parent-style-name="standard">
      <style:graphic-properties draw:stroke="solid" svg:stroke-width="0.076cm" svg:stroke-color="#ff0000" draw:marker-start="Arrow_20_concave" draw:marker-start-width="0.254cm" draw:marker-start-center="false" draw:marker-end-width="0.102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5" style:family="graphic" style:parent-style-name="standard">
      <style:graphic-properties draw:stroke="solid" svg:stroke-width="0.076cm" svg:stroke-color="#ff0000" draw:marker-start-width="0.102cm" draw:marker-end="Arrow_20_concave" draw:marker-end-width="0.254cm" draw:marker-end-center="false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6" style:family="graphic" style:parent-style-name="standard">
      <style:graphic-properties draw:stroke="none" svg:stroke-width="0.076cm" svg:stroke-color="#ff0000" draw:marker-start-width="0.102cm" draw:marker-end-width="0.102cm" draw:fill="none" draw:fill-color="#bbe0e3" draw:textarea-horizontal-align="justify" draw:textarea-vertical-align="top" draw:auto-grow-height="true" fo:min-height="0.593cm" fo:min-width="0.243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76cm" svg:stroke-color="#ff0000" draw:marker-start="Arrow_20_concave" draw:marker-start-width="0.254cm" draw:marker-start-center="false" draw:marker-end="" draw:marker-end-width="0.254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8" style:family="graphic" style:parent-style-name="standard">
      <style:graphic-properties draw:stroke="solid" svg:stroke-width="0.076cm" svg:stroke-color="#ff0000" draw:marker-start="" draw:marker-start-width="0.356cm" draw:marker-end="Arrow_20_concave" draw:marker-end-width="0.254cm" draw:marker-end-center="false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9" style:family="graphic" style:parent-style-name="standard">
      <style:graphic-properties draw:stroke="none" svg:stroke-width="0.076cm" draw:marker-start-width="0.102cm" draw:marker-end-width="0.102cm" draw:fill="none" draw:fill-color="#bbe0e3" draw:textarea-horizontal-align="justify" draw:textarea-vertical-align="top" draw:auto-grow-height="true" fo:min-height="0.593cm" fo:min-width="0.243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dash" draw:stroke-dash="Fine_20_Dashed" svg:stroke-width="0.076cm" svg:stroke-color="#000000" draw:marker-start="Arrow_20_concave" draw:marker-start-width="0.356cm" draw:marker-end="" draw:marker-end-width="0.356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11" style:family="graphic" style:parent-style-name="standard">
      <style:graphic-properties draw:stroke="dash" draw:stroke-dash="Fine_20_Dashed" svg:stroke-width="0.076cm" svg:stroke-color="#000000" draw:marker-start-width="0.102cm" draw:marker-end="Arrow_20_concave" draw:marker-end-width="0.356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12" style:family="graphic" style:parent-style-name="standard">
      <style:graphic-properties draw:stroke="dash" draw:stroke-dash="Fine_20_Dashed" svg:stroke-width="0.076cm" svg:stroke-color="#000000" draw:marker-start="" draw:marker-start-width="0.356cm" draw:marker-end="Arrow_20_concave" draw:marker-end-width="0.356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13" style:family="graphic" style:parent-style-name="standard" style:list-style-name="L2">
      <style:graphic-properties draw:stroke="none" svg:stroke-width="0.076cm" draw:marker-start-width="0.102cm" draw:marker-end-width="0.102cm" draw:fill="none" draw:fill-color="#bbe0e3" draw:textarea-horizontal-align="justify" draw:textarea-vertical-align="top" draw:auto-grow-height="true" fo:min-height="0.593cm" fo:min-width="0.252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2">
      <style:graphic-properties draw:stroke="none" svg:stroke-width="0.076cm" draw:marker-start-width="0.102cm" draw:marker-end-width="0.102cm" draw:fill="none" draw:fill-color="#bbe0e3" draw:textarea-horizontal-align="justify" draw:textarea-vertical-align="top" draw:auto-grow-height="true" fo:min-height="0.593cm" fo:min-width="0.222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svg:stroke-width="0.076cm" draw:marker-start-width="0.102cm" draw:marker-end-width="0.102cm" draw:fill="none" draw:fill-color="#bbe0e3" draw:textarea-horizontal-align="justify" draw:textarea-vertical-align="top" draw:auto-grow-height="true" fo:min-height="0.593cm" fo:min-width="0.252cm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text:enable-numbering="false" fo:text-indent="0cm"/>
      <style:text-properties fo:color="#ff0000" fo:font-size="18pt" style:font-size-asian="18pt" style:font-size-complex="18pt"/>
    </style:style>
    <style:style style:name="P2" style:family="paragraph">
      <style:paragraph-properties fo:margin-left="0cm" fo:margin-right="0cm" text:enable-numbering="false" fo:text-indent="0cm" style:writing-mode="lr-tb"/>
      <style:text-properties fo:color="#ff0000" fo:font-size="18pt" style:font-size-asian="18pt" style:font-size-complex="18pt"/>
    </style:style>
    <style:style style:name="P3" style:family="paragraph">
      <style:paragraph-properties fo:margin-left="0cm" fo:margin-right="0cm" text:enable-numbering="false" fo:text-indent="0cm"/>
      <style:text-properties fo:color="#ff0000"/>
    </style:style>
    <style:style style:name="P4" style:family="paragraph">
      <style:paragraph-properties fo:margin-left="0cm" fo:margin-right="0cm" text:enable-numbering="false" fo:text-indent="0cm" style:writing-mode="lr-tb"/>
      <style:text-properties fo:color="#ff0000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 style:writing-mode="lr-tb"/>
      <style:text-properties fo:color="#ff0000" fo:font-size="24pt"/>
    </style:style>
    <style:style style:name="P7" style:family="paragraph">
      <style:paragraph-properties fo:margin-left="0cm" fo:margin-right="0cm" text:enable-numbering="false" fo:text-indent="0cm"/>
      <style:text-properties fo:color="#ff0000" fo:font-style="italic"/>
    </style:style>
    <style:style style:name="P8" style:family="paragraph">
      <style:paragraph-properties fo:margin-left="0cm" fo:margin-right="0cm" text:enable-numbering="false" fo:text-indent="0cm" style:writing-mode="lr-tb"/>
      <style:text-properties fo:color="#ff0000" fo:font-style="italic"/>
    </style:style>
    <style:style style:name="P9" style:family="paragraph">
      <style:paragraph-properties fo:margin-left="0cm" fo:margin-right="0cm" fo:line-height="100%" text:enable-numbering="false" fo:text-indent="0cm"/>
      <style:text-properties fo:font-style="italic"/>
    </style:style>
    <style:style style:name="P10" style:family="paragraph">
      <style:paragraph-properties fo:margin-left="0cm" fo:margin-right="0cm" fo:line-height="100%" text:enable-numbering="false" fo:text-indent="0cm" style:writing-mode="lr-tb"/>
      <style:text-properties fo:font-style="italic"/>
    </style:style>
    <style:style style:name="T1" style:family="text">
      <style:text-properties fo:font-size="14pt" fo:font-style="italic" style:font-size-asian="14pt" style:font-size-complex="14pt"/>
    </style:style>
    <style:style style:name="T2" style:family="text">
      <style:text-properties fo:color="#000000" fo:font-family="Times" style:font-family-generic="modern" style:font-pitch="variable" fo:font-size="14pt" fo:font-style="italic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.145cm" svg:height="1.277cm" svg:x="3.87cm" svg:y="4.684cm">
          <text:p text:style-name="P1">O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103cm" svg:height="1.277cm" svg:x="0.509cm" svg:y="1.333cm">
          <text:p text:style-name="P3">H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03cm" svg:height="1.277cm" svg:x="7.128cm" svg:y="1.333cm">
          <text:p text:style-name="P3">H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085cm" svg:y1="4.895cm" svg:x2="7.201cm" svg:y2="2.778cm">
          <text:p/>
        </draw:line>
        <draw:line draw:style-name="gr3" draw:text-style-name="P5" draw:layer="layout" svg:x1="3.796cm" svg:y1="4.895cm" svg:x2="1.679cm" svg:y2="2.778cm">
          <text:p/>
        </draw:line>
        <draw:line draw:style-name="gr4" draw:text-style-name="P6" draw:layer="layout" svg:x1="7.964cm" svg:y1="1.024cm" svg:x2="7.964cm" svg:y2="2.506cm">
          <text:p/>
        </draw:line>
        <draw:line draw:style-name="gr5" draw:text-style-name="P6" draw:layer="layout" svg:x1="7.964cm" svg:y1="2.506cm" svg:x2="9.445cm" svg:y2="2.506cm">
          <text:p/>
        </draw:line>
        <draw:line draw:style-name="gr5" draw:text-style-name="P6" draw:layer="layout" svg:x1="7.966cm" svg:y1="2.516cm" svg:x2="7.413cm" svg:y2="3.157cm">
          <text:p/>
        </draw:line>
        <draw:custom-shape draw:style-name="gr6" draw:text-style-name="P8" draw:layer="layout" svg:width="0.743cm" svg:height="0.853cm" svg:x="7.336cm" svg:y="0.389cm">
          <text:p text:style-name="P7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43cm" svg:height="0.853cm" svg:x="9.241cm" svg:y="1.659cm">
          <text:p text:style-name="P7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43cm" svg:height="0.853cm" svg:x="7.517cm" svg:y="2.718cm">
          <text:p text:style-name="P7"><text:span text:style-name="T1">x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.403cm" svg:y1="0.874cm" svg:x2="1.403cm" svg:y2="2.356cm">
          <text:p/>
        </draw:line>
        <draw:line draw:style-name="gr8" draw:text-style-name="P6" draw:layer="layout" svg:x1="1.403cm" svg:y1="2.356cm" svg:x2="2.884cm" svg:y2="2.356cm">
          <text:p/>
        </draw:line>
        <draw:line draw:style-name="gr8" draw:text-style-name="P6" draw:layer="layout" svg:x1="1.405cm" svg:y1="2.366cm" svg:x2="0.852cm" svg:y2="3.007cm">
          <text:p/>
        </draw:line>
        <draw:custom-shape draw:style-name="gr6" draw:text-style-name="P8" draw:layer="layout" svg:width="0.743cm" svg:height="0.853cm" svg:x="0.775cm" svg:y="0.239cm">
          <text:p text:style-name="P7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43cm" svg:height="0.853cm" svg:x="2.68cm" svg:y="1.509cm">
          <text:p text:style-name="P7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43cm" svg:height="0.853cm" svg:x="0.956cm" svg:y="2.568cm">
          <text:p text:style-name="P7"><text:span text:style-name="T1">x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4.789cm" svg:y1="4.049cm" svg:x2="4.789cm" svg:y2="5.531cm">
          <text:p/>
        </draw:line>
        <draw:line draw:style-name="gr5" draw:text-style-name="P6" draw:layer="layout" svg:x1="4.789cm" svg:y1="5.531cm" svg:x2="6.27cm" svg:y2="5.531cm">
          <text:p/>
        </draw:line>
        <draw:line draw:style-name="gr5" draw:text-style-name="P6" draw:layer="layout" svg:x1="4.791cm" svg:y1="5.541cm" svg:x2="4.238cm" svg:y2="6.182cm">
          <text:p/>
        </draw:line>
        <draw:custom-shape draw:style-name="gr9" draw:text-style-name="P8" draw:layer="layout" svg:width="0.743cm" svg:height="0.853cm" svg:x="4.361cm" svg:y="3.414cm">
          <text:p text:style-name="P7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43cm" svg:height="0.853cm" svg:x="6.066cm" svg:y="4.684cm">
          <text:p text:style-name="P7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43cm" svg:height="0.853cm" svg:x="4.342cm" svg:y="5.743cm">
          <text:p text:style-name="P7"><text:span text:style-name="T1">x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4.454cm" svg:y1="0.451cm" svg:x2="4.472cm" svg:y2="8.071cm">
          <text:p/>
        </draw:line>
        <draw:line draw:style-name="gr11" draw:text-style-name="P5" draw:layer="layout" svg:x1="0.556cm" svg:y1="5.318cm" svg:x2="8.829cm" svg:y2="5.301cm">
          <text:p/>
        </draw:line>
        <draw:line draw:style-name="gr12" draw:text-style-name="P5" draw:layer="layout" svg:x1="6.944cm" svg:y1="2.282cm" svg:x2="2.256cm" svg:y2="7.99cm">
          <text:p/>
        </draw:line>
        <draw:custom-shape draw:style-name="gr13" draw:text-style-name="P10" draw:layer="layout" svg:width="0.752cm" svg:height="0.853cm" svg:x="8.602cm" svg:y="5.108cm">
          <text:p text:style-name="P9"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22cm" svg:height="0.853cm" svg:x="4.583cm" svg:y="-0.184cm">
          <text:p text:style-name="P9"><text:span text:style-name="T2">z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752cm" svg:height="0.853cm" svg:x="2.252cm" svg:y="7.436cm">
          <text:p text:style-name="P9"><text:span text:style-name="T2">x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msArrowOpenEnd_20_5" draw:display-name="msArrowOpenEnd 5" svg:viewBox="0 0 315 315" svg:d="m157 0 158 286-48 29-110-202-110 202-47-29z"/>
    <draw:stroke-dash draw:name="Dash_20_2" draw:display-name="Dash 2" draw:style="round" draw:dots1="1" draw:dots1-length="0.026cm" draw:distance="0.026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8.8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2T21:02:04</meta:creation-date>
    <dc:creator>Jussi Eloranta</dc:creator>
    <dc:date>2007-04-02T21:21:41</dc:date>
    <dc:language>en-US</dc:language>
    <meta:editing-cycles>12</meta:editing-cycles>
    <meta:editing-duration>PT19M38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